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C8000000C836030C53F9F1EC1F.jpg" manifest:media-type="image/jpeg"/>
  <manifest:file-entry manifest:full-path="Pictures/1000000000000240000000F8E1CACA35EA54F3D7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AI-symbol_5f_wiki" draw:opacity="63%" draw:opacity-name="" draw:textarea-horizontal-align="justify" draw:textarea-vertical-align="top" draw:auto-grow-height="false" fo:min-height="3.242cm" fo:min-width="4.263cm" style:writing-mode="lr-tb"/>
      <style:paragraph-properties style:writing-mode="lr-tb"/>
    </style:style>
    <style:style style:name="gr2" style:family="graphic" style:parent-style-name="standard">
      <style:graphic-properties draw:stroke="none" draw:fill="bitmap" draw:fill-image-name="wiki_5f_cuneiform1" draw:opacity="70%" draw:opacity-name="" draw:textarea-horizontal-align="justify" draw:textarea-vertical-align="bottom" draw:auto-grow-height="false" fo:min-height="3.243cm" fo:min-width="10.93cm" style:writing-mode="lr-tb"/>
      <style:paragraph-properties style:writing-mode="lr-tb"/>
    </style:style>
    <style:style style:name="P1" style:family="paragraph">
      <style:paragraph-properties fo:margin-top="0.254cm" fo:margin-bottom="0.254cm" fo:text-align="center"/>
      <style:text-properties fo:color="#be480a" loext:opacity="100%" style:font-name="Arial Black1" fo:font-size="26pt" fo:letter-spacing="0.06cm" fo:text-shadow="1pt 1pt" fo:font-weight="bold" style:font-size-asian="26pt" style:font-size-complex="26pt"/>
    </style:style>
    <style:style style:name="P2" style:family="paragraph">
      <loext:graphic-properties draw:fill="bitmap" draw:fill-image-name="AI-symbol_5f_wiki" draw:opacity="63%"/>
      <style:paragraph-properties fo:margin-top="0.254cm" fo:margin-bottom="0.254cm" fo:text-align="center" style:writing-mode="lr-tb"/>
      <style:text-properties fo:color="#be480a" loext:opacity="100%" loext:color-lum-mod="100%" loext:color-lum-off="0%" style:font-name="Arial Black1" fo:font-size="26pt" fo:letter-spacing="0.06cm" fo:text-shadow="1pt 1pt" fo:font-weight="bold" style:font-size-asian="26pt" style:font-size-complex="26pt"/>
    </style:style>
    <style:style style:name="P3" style:family="paragraph">
      <style:paragraph-properties fo:text-align="end"/>
      <style:text-properties fo:color="#3465a4" loext:opacity="100%" style:font-name="Arial" fo:font-size="20pt" fo:text-shadow="none" fo:font-weight="bold" fo:background-color="#ffffd7" style:font-weight-asian="bold" style:font-weight-complex="bold"/>
    </style:style>
    <style:style style:name="P4" style:family="paragraph">
      <loext:graphic-properties draw:fill="bitmap" draw:fill-image-name="wiki_5f_cuneiform1" draw:opacity="70%"/>
      <style:paragraph-properties fo:text-align="end" style:writing-mode="lr-tb"/>
      <style:text-properties fo:color="#3465a4" loext:opacity="100%" loext:color-lum-mod="100%" loext:color-lum-off="0%" style:font-name="Arial" fo:font-size="20pt" fo:text-shadow="none" fo:font-weight="bold" fo:background-color="#ffffd7" style:font-weight-asian="bold" style:font-weight-complex="bold"/>
    </style:style>
    <style:style style:name="T1" style:family="text">
      <style:text-properties fo:color="#be480a" loext:opacity="100%" style:font-name="Arial Black1" fo:font-size="26pt" fo:letter-spacing="0.06cm" fo:text-shadow="1pt 1pt" fo:font-weight="bold" style:font-size-asian="26pt" style:font-size-complex="26pt"/>
    </style:style>
    <style:style style:name="T2" style:family="text">
      <style:text-properties fo:color="#3465a4" loext:opacity="100%" style:font-name="Arial" fo:font-size="20pt" fo:text-shadow="none" fo:font-weight="bold" fo:background-color="#ffffd7" style:font-weight-asian="bold" style:font-weight-complex="bold"/>
    </style:style>
    <style:style style:name="T3" style:family="text">
      <style:text-properties fo:color="#069a2e" loext:opacity="100%" style:font-name="Arial" fo:font-size="20pt" fo:text-shadow="none" fo:font-weight="bold" fo:background-color="#ffffd7" style:font-weight-asian="bold" style:font-weight-complex="bold"/>
    </style:style>
    <style:style style:name="T4" style:family="text">
      <style:text-properties fo:color="#069a2e" loext:opacity="100%" style:font-name="Arial" fo:font-size="20pt" fo:letter-spacing="0.06cm" fo:text-shadow="none" fo:font-weight="bold" fo:background-color="#ffffd7" style:font-weight-asian="bold" style:font-weight-complex="bold"/>
    </style:style>
    <style:style style:name="T5" style:family="text">
      <style:text-properties fo:color="#069a2e" loext:opacity="100%" style:font-name="Arial" fo:font-size="18pt" fo:font-style="italic" fo:text-shadow="none" fo:font-weight="normal" fo:background-color="#ffffd7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3cm" svg:height="3.492cm" svg:x="3.422cm" svg:y="4.493cm">
          <text:p text:style-name="P1"><text:span text:style-name="T1">AI fre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43cm" svg:height="3.493cm" svg:x="8.302cm" svg:y="4.492cm">
          <text:p text:style-name="P3"><text:span text:style-name="T2"><text:s/></text:span><text:span text:style-name="T3">Powered by </text:span><text:span text:style-name="T4">natural</text:span><text:span text:style-name="T3"> intellect </text:span><text:span text:style-name="T3"><text:line-break/></text:span><text:span text:style-name="T5">errare humanum est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I-symbol_5f_wiki" draw:display-name="AI-symbol_wiki" xlink:href="Pictures/10000000000000C8000000C836030C53F9F1EC1F.jpg" xlink:type="simple" xlink:show="embed" xlink:actuate="onLoad"/>
    <draw:fill-image draw:name="wiki_5f_cuneiform1" draw:display-name="wiki_cuneiform1" xlink:href="Pictures/1000000000000240000000F8E1CACA35EA54F3D7.jp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square" draw:cx="50%" draw:cy="50%" draw:start="100%" draw:end="0%" draw:angle="0deg" draw:border="0%"/>
    <draw:opacity draw:name="Transparency_20_3" draw:display-name="Transparency 3" draw:style="rectangular" draw:cx="50%" draw:cy="50%" draw:start="100%" draw:end="0%" draw:angle="0deg" draw:border="0%"/>
    <draw:opacity draw:name="Transparency_20_4" draw:display-name="Transparency 4" draw:style="linear" draw:start="100%" draw:end="0%" draw:angle="0deg" draw:border="0%"/>
    <draw:opacity draw:name="Transparency_20_5" draw:display-name="Transparency 5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6T12:02:11.493000000</meta:creation-date>
    <dc:date>2023-07-17T14:05:11.971000000</dc:date>
    <meta:editing-duration>PT4H47M46S</meta:editing-duration>
    <meta:editing-cycles>7</meta:editing-cycles>
    <meta:generator>LibreOffice/7.5.4.2$Windows_X86_64 LibreOffice_project/36ccfdc35048b057fd9854c757a8b67ec53977b6</meta:generator>
    <meta:document-statistic meta:object-count="2"/>
  </office:meta>
</office:document-meta>
</file>